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5.84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5.512cm"/>
    </style:style>
    <style:style style:name="co6" style:family="table-column">
      <style:table-column-properties fo:break-before="auto" style:column-width="9.66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number-columns-repeated="1015" table:default-cell-style-name="Excel_20_Built-in_20_Normal"/>
        <table:table-row table:style-name="ro1">
          <table:table-cell table:style-name="ce1" office:value-type="string">
            <text:p>기능 영역</text:p>
          </table:table-cell>
          <table:table-cell table:style-name="ce1" office:value-type="string">
            <text:p>Controller</text:p>
          </table:table-cell>
          <table:table-cell table:style-name="ce1" office:value-type="string">
            <text:p>메서드명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기능 설명</text:p>
          </table:table-cell>
          <table:table-cell table:number-columns-repeated="1018"/>
        </table:table-row>
        <table:table-row table:style-name="ro2">
          <table:table-cell office:value-type="string">
            <text:p>공통 (홈페이지 인덱스)</text:p>
          </table:table-cell>
          <table:table-cell office:value-type="string">
            <text:p>CommonController</text:p>
          </table:table-cell>
          <table:table-cell office:value-type="string">
            <text:p>index</text:p>
          </table:table-cell>
          <table:table-cell office:value-type="string">
            <text:p>GET</text:p>
          </table:table-cell>
          <table:table-cell office:value-type="string">
            <text:p>/</text:p>
          </table:table-cell>
          <table:table-cell office:value-type="string">
            <text:p>메인 인덱스 페이지 이동</text:p>
          </table:table-cell>
          <table:table-cell table:number-columns-repeated="1018"/>
        </table:table-row>
        <table:table-row table:style-name="ro2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memberList</text:p>
          </table:table-cell>
          <table:table-cell office:value-type="string">
            <text:p>GET</text:p>
          </table:table-cell>
          <table:table-cell office:value-type="string">
            <text:p>/admin/memberDetail</text:p>
          </table:table-cell>
          <table:table-cell office:value-type="string">
            <text:p>회원 목록 및 검색, 페이징 처리</text:p>
          </table:table-cell>
          <table:table-cell table:number-columns-repeated="1018"/>
        </table:table-row>
        <table:table-row table:style-name="ro1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blockMemberBulk</text:p>
          </table:table-cell>
          <table:table-cell office:value-type="string">
            <text:p>POST</text:p>
          </table:table-cell>
          <table:table-cell office:value-type="string">
            <text:p>/admin/blockMemberBulk</text:p>
          </table:table-cell>
          <table:table-cell office:value-type="string">
            <text:p>회원 블락 상태 일괄 변경</text:p>
          </table:table-cell>
          <table:table-cell table:number-columns-repeated="1018"/>
        </table:table-row>
        <table:table-row table:style-name="ro1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adminAccountList</text:p>
          </table:table-cell>
          <table:table-cell office:value-type="string">
            <text:p>GET</text:p>
          </table:table-cell>
          <table:table-cell office:value-type="string">
            <text:p>/admin/adminAccount</text:p>
          </table:table-cell>
          <table:table-cell office:value-type="string">
            <text:p>관리자 계정 목록 조회</text:p>
          </table:table-cell>
          <table:table-cell table:number-columns-repeated="1018"/>
        </table:table-row>
        <table:table-row table:style-name="ro2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setAdminBulk</text:p>
          </table:table-cell>
          <table:table-cell office:value-type="string">
            <text:p>POST</text:p>
          </table:table-cell>
          <table:table-cell office:value-type="string">
            <text:p>/admin/setAdminBulk</text:p>
          </table:table-cell>
          <table:table-cell office:value-type="string">
            <text:p>관리자 권한 부여/해제 일괄 처리</text:p>
          </table:table-cell>
          <table:table-cell table:number-columns-repeated="1018"/>
        </table:table-row>
        <table:table-row table:style-name="ro1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showStatsPage</text:p>
          </table:table-cell>
          <table:table-cell office:value-type="string">
            <text:p>GET</text:p>
          </table:table-cell>
          <table:table-cell office:value-type="string">
            <text:p>/admin/stats</text:p>
          </table:table-cell>
          <table:table-cell office:value-type="string">
            <text:p>일일 방문자수 및 게시글 통계 조회</text:p>
          </table:table-cell>
          <table:table-cell table:number-columns-repeated="1018"/>
        </table:table-row>
        <table:table-row table:style-name="ro2">
          <table:table-cell office:value-type="string">
            <text:p>관리자 기능</text:p>
          </table:table-cell>
          <table:table-cell office:value-type="string">
            <text:p>AdminController</text:p>
          </table:table-cell>
          <table:table-cell office:value-type="string">
            <text:p>updateVisibility</text:p>
          </table:table-cell>
          <table:table-cell office:value-type="string">
            <text:p>POST</text:p>
          </table:table-cell>
          <table:table-cell office:value-type="string">
            <text:p>/admin/updateVisibility</text:p>
          </table:table-cell>
          <table:table-cell office:value-type="string">
            <text:p>게시글 가시성(차단) 상태 일괄 변경</text:p>
          </table:table-cell>
          <table:table-cell table:number-columns-repeated="1018"/>
        </table:table-row>
        <table:table-row table:style-name="ro2">
          <table:table-cell office:value-type="string">
            <text:p>API 기능</text:p>
          </table:table-cell>
          <table:table-cell office:value-type="string">
            <text:p>ApiController</text:p>
          </table:table-cell>
          <table:table-cell office:value-type="string">
            <text:p>userCheckId</text:p>
          </table:table-cell>
          <table:table-cell office:value-type="string">
            <text:p>GET</text:p>
          </table:table-cell>
          <table:table-cell office:value-type="string">
            <text:p>/api/member/checkId</text:p>
          </table:table-cell>
          <table:table-cell office:value-type="string">
            <text:p>모든 회원 정보 JSON 응답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listPage</text:p>
          </table:table-cell>
          <table:table-cell office:value-type="string">
            <text:p>GET</text:p>
          </table:table-cell>
          <table:table-cell office:value-type="string">
            <text:p>/board/list</text:p>
          </table:table-cell>
          <table:table-cell office:value-type="string">
            <text:p>카테고리별 게시글 목록 조회</text:p>
          </table:table-cell>
          <table:table-cell table:number-columns-repeated="1018"/>
        </table:table-row>
        <table:table-row table:style-name="ro2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boardWrite</text:p>
          </table:table-cell>
          <table:table-cell office:value-type="string">
            <text:p>GET</text:p>
          </table:table-cell>
          <table:table-cell office:value-type="string">
            <text:p>/board/write</text:p>
          </table:table-cell>
          <table:table-cell office:value-type="string">
            <text:p>게시글 작성/수정 페이지 이동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boardSave</text:p>
          </table:table-cell>
          <table:table-cell office:value-type="string">
            <text:p>POST</text:p>
          </table:table-cell>
          <table:table-cell office:value-type="string">
            <text:p>/board/save</text:p>
          </table:table-cell>
          <table:table-cell office:value-type="string">
            <text:p>게시글 저장 또는 수정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boardView</text:p>
          </table:table-cell>
          <table:table-cell office:value-type="string">
            <text:p>GET</text:p>
          </table:table-cell>
          <table:table-cell office:value-type="string">
            <text:p>/board/view</text:p>
          </table:table-cell>
          <table:table-cell office:value-type="string">
            <text:p>게시글 상세보기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deleteBoard</text:p>
          </table:table-cell>
          <table:table-cell office:value-type="string">
            <text:p>POST</text:p>
          </table:table-cell>
          <table:table-cell office:value-type="string">
            <text:p>/board/delete</text:p>
          </table:table-cell>
          <table:table-cell office:value-type="string">
            <text:p>게시글 삭제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writeComment</text:p>
          </table:table-cell>
          <table:table-cell office:value-type="string">
            <text:p>POST</text:p>
          </table:table-cell>
          <table:table-cell office:value-type="string">
            <text:p>/board/commentWrite</text:p>
          </table:table-cell>
          <table:table-cell office:value-type="string">
            <text:p>댓글 등록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commentDelete</text:p>
          </table:table-cell>
          <table:table-cell office:value-type="string">
            <text:p>POST</text:p>
          </table:table-cell>
          <table:table-cell office:value-type="string">
            <text:p>/board/commentDelete</text:p>
          </table:table-cell>
          <table:table-cell office:value-type="string">
            <text:p>댓글 삭제</text:p>
          </table:table-cell>
          <table:table-cell table:number-columns-repeated="1018"/>
        </table:table-row>
        <table:table-row table:style-name="ro2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like</text:p>
          </table:table-cell>
          <table:table-cell office:value-type="string">
            <text:p>POST</text:p>
          </table:table-cell>
          <table:table-cell office:value-type="string">
            <text:p>/board/like</text:p>
          </table:table-cell>
          <table:table-cell office:value-type="string">
            <text:p>게시글 좋아요 등록/해제</text:p>
          </table:table-cell>
          <table:table-cell table:number-columns-repeated="1018"/>
        </table:table-row>
        <table:table-row table:style-name="ro2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topLikedBoard</text:p>
          </table:table-cell>
          <table:table-cell office:value-type="string">
            <text:p>GET</text:p>
          </table:table-cell>
          <table:table-cell office:value-type="string">
            <text:p>/board/topLiked</text:p>
          </table:table-cell>
          <table:table-cell office:value-type="string">
            <text:p>좋아요 많은 게시글 5개 조회</text:p>
          </table:table-cell>
          <table:table-cell table:number-columns-repeated="1018"/>
        </table:table-row>
        <table:table-row table:style-name="ro1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viewReportedBoards</text:p>
          </table:table-cell>
          <table:table-cell office:value-type="string">
            <text:p>GET</text:p>
          </table:table-cell>
          <table:table-cell office:value-type="string">
            <text:p>/board/reported</text:p>
          </table:table-cell>
          <table:table-cell office:value-type="string">
            <text:p>신고된 게시글 목록 조회</text:p>
          </table:table-cell>
          <table:table-cell table:number-columns-repeated="1018"/>
        </table:table-row>
        <table:table-row table:style-name="ro2">
          <table:table-cell office:value-type="string">
            <text:p>게시판 기능</text:p>
          </table:table-cell>
          <table:table-cell office:value-type="string">
            <text:p>BoardController</text:p>
          </table:table-cell>
          <table:table-cell office:value-type="string">
            <text:p>report</text:p>
          </table:table-cell>
          <table:table-cell office:value-type="string">
            <text:p>POST</text:p>
          </table:table-cell>
          <table:table-cell office:value-type="string">
            <text:p>/board/report</text:p>
          </table:table-cell>
          <table:table-cell office:value-type="string">
            <text:p>게시글 신고 등록/해제</text:p>
          </table:table-cell>
          <table:table-cell table:number-columns-repeated="1018"/>
        </table:table-row>
        <table:table-row table:style-name="ro2">
          <table:table-cell office:value-type="string">
            <text:p>축제 추천/조회</text:p>
          </table:table-cell>
          <table:table-cell office:value-type="string">
            <text:p>FestivalController</text:p>
          </table:table-cell>
          <table:table-cell office:value-type="string">
            <text:p>showFestivalDetail</text:p>
          </table:table-cell>
          <table:table-cell office:value-type="string">
            <text:p>GET</text:p>
          </table:table-cell>
          <table:table-cell office:value-type="string">
            <text:p>/festival/detail/{contentId}</text:p>
          </table:table-cell>
          <table:table-cell office:value-type="string">
            <text:p>축제 상세 조회 (공공데이터 API 사용)</text:p>
          </table:table-cell>
          <table:table-cell table:number-columns-repeated="1018"/>
        </table:table-row>
        <table:table-row table:style-name="ro2">
          <table:table-cell office:value-type="string">
            <text:p>축제 추천/조회</text:p>
          </table:table-cell>
          <table:table-cell office:value-type="string">
            <text:p>FestivalController</text:p>
          </table:table-cell>
          <table:table-cell office:value-type="string">
            <text:p>showRecommendedFestivals</text:p>
          </table:table-cell>
          <table:table-cell office:value-type="string">
            <text:p>GET</text:p>
          </table:table-cell>
          <table:table-cell office:value-type="string">
            <text:p>/festival/recommend</text:p>
          </table:table-cell>
          <table:table-cell office:value-type="string">
            <text:p>랜덤 축제 추천</text:p>
          </table:table-cell>
          <table:table-cell table:number-columns-repeated="1018"/>
        </table:table-row>
        <table:table-row table:style-name="ro1">
          <table:table-cell office:value-type="string">
            <text:p>숙박 추천</text:p>
          </table:table-cell>
          <table:table-cell office:value-type="string">
            <text:p>StaysController</text:p>
          </table:table-cell>
          <table:table-cell office:value-type="string">
            <text:p>showRecommendedStays</text:p>
          </table:table-cell>
          <table:table-cell office:value-type="string">
            <text:p>GET</text:p>
          </table:table-cell>
          <table:table-cell office:value-type="string">
            <text:p>/stays/stayRecommend</text:p>
          </table:table-cell>
          <table:table-cell office:value-type="string">
            <text:p>랜덤 숙박지 추천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showLoginPage</text:p>
          </table:table-cell>
          <table:table-cell office:value-type="string">
            <text:p>GET</text:p>
          </table:table-cell>
          <table:table-cell office:value-type="string">
            <text:p>/member/login</text:p>
          </table:table-cell>
          <table:table-cell office:value-type="string">
            <text:p>로그인 페이지 이동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userLoginProc</text:p>
          </table:table-cell>
          <table:table-cell office:value-type="string">
            <text:p>POST</text:p>
          </table:table-cell>
          <table:table-cell office:value-type="string">
            <text:p>/member/loginProc</text:p>
          </table:table-cell>
          <table:table-cell office:value-type="string">
            <text:p>로그인 처리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logout</text:p>
          </table:table-cell>
          <table:table-cell office:value-type="string">
            <text:p>GET</text:p>
          </table:table-cell>
          <table:table-cell office:value-type="string">
            <text:p>/member/logout</text:p>
          </table:table-cell>
          <table:table-cell office:value-type="string">
            <text:p>로그아웃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showIdsearch</text:p>
          </table:table-cell>
          <table:table-cell office:value-type="string">
            <text:p>GET</text:p>
          </table:table-cell>
          <table:table-cell office:value-type="string">
            <text:p>/member/idsearch</text:p>
          </table:table-cell>
          <table:table-cell office:value-type="string">
            <text:p>아이디 찾기 페이지 이동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showPasswordSearch</text:p>
          </table:table-cell>
          <table:table-cell office:value-type="string">
            <text:p>GET</text:p>
          </table:table-cell>
          <table:table-cell office:value-type="string">
            <text:p>/member/passwordSearch</text:p>
          </table:table-cell>
          <table:table-cell office:value-type="string">
            <text:p>비밀번호 찾기 페이지 이동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showSigup</text:p>
          </table:table-cell>
          <table:table-cell office:value-type="string">
            <text:p>GET</text:p>
          </table:table-cell>
          <table:table-cell office:value-type="string">
            <text:p>/member/signup</text:p>
          </table:table-cell>
          <table:table-cell office:value-type="string">
            <text:p>회원가입 페이지 이동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checkId</text:p>
          </table:table-cell>
          <table:table-cell office:value-type="string">
            <text:p>GET</text:p>
          </table:table-cell>
          <table:table-cell office:value-type="string">
            <text:p>/member/checkId</text:p>
          </table:table-cell>
          <table:table-cell office:value-type="string">
            <text:p>아이디 중복 검사</text:p>
          </table:table-cell>
          <table:table-cell table:number-columns-repeated="1018"/>
        </table:table-row>
        <table:table-row table:style-name="ro2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joinAction</text:p>
          </table:table-cell>
          <table:table-cell office:value-type="string">
            <text:p>POST</text:p>
          </table:table-cell>
          <table:table-cell office:value-type="string">
            <text:p>/member/joinAction</text:p>
          </table:table-cell>
          <table:table-cell office:value-type="string">
            <text:p>회원가입 처리 (JSON 응답)</text:p>
          </table:table-cell>
          <table:table-cell table:number-columns-repeated="1018"/>
        </table:table-row>
        <table:table-row table:style-name="ro2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signupProc</text:p>
          </table:table-cell>
          <table:table-cell office:value-type="string">
            <text:p>POST</text:p>
          </table:table-cell>
          <table:table-cell office:value-type="string">
            <text:p>/member/signupProc</text:p>
          </table:table-cell>
          <table:table-cell office:value-type="string">
            <text:p>회원가입 처리 (뷰 이동)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profile</text:p>
          </table:table-cell>
          <table:table-cell office:value-type="string">
            <text:p>GET</text:p>
          </table:table-cell>
          <table:table-cell office:value-type="string">
            <text:p>/member/profile</text:p>
          </table:table-cell>
          <table:table-cell office:value-type="string">
            <text:p>회원 프로필 조회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profileSave</text:p>
          </table:table-cell>
          <table:table-cell office:value-type="string">
            <text:p>POST</text:p>
          </table:table-cell>
          <table:table-cell office:value-type="string">
            <text:p>/member/profileSave</text:p>
          </table:table-cell>
          <table:table-cell office:value-type="string">
            <text:p>비밀번호 변경</text:p>
          </table:table-cell>
          <table:table-cell table:number-columns-repeated="1018"/>
        </table:table-row>
        <table:table-row table:style-name="ro2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memberDetail</text:p>
          </table:table-cell>
          <table:table-cell office:value-type="string">
            <text:p>GET</text:p>
          </table:table-cell>
          <table:table-cell office:value-type="string">
            <text:p>/member/detail/{id}</text:p>
          </table:table-cell>
          <table:table-cell office:value-type="string">
            <text:p>회원 상세 정보 및 게시글 작성자/작성일 표시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memberShip</text:p>
          </table:table-cell>
          <table:table-cell office:value-type="string">
            <text:p>GET</text:p>
          </table:table-cell>
          <table:table-cell office:value-type="string">
            <text:p>/member/memberShip</text:p>
          </table:table-cell>
          <table:table-cell office:value-type="string">
            <text:p>회원탈퇴 페이지 이동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memberSave</text:p>
          </table:table-cell>
          <table:table-cell office:value-type="string">
            <text:p>POST</text:p>
          </table:table-cell>
          <table:table-cell office:value-type="string">
            <text:p>/member/shipSave</text:p>
          </table:table-cell>
          <table:table-cell office:value-type="string">
            <text:p>회원탈퇴 처리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findID</text:p>
          </table:table-cell>
          <table:table-cell office:value-type="string">
            <text:p>POST</text:p>
          </table:table-cell>
          <table:table-cell office:value-type="string">
            <text:p>/member/findId</text:p>
          </table:table-cell>
          <table:table-cell office:value-type="string">
            <text:p>아이디 찾기 처리</text:p>
          </table:table-cell>
          <table:table-cell table:number-columns-repeated="1018"/>
        </table:table-row>
        <table:table-row table:style-name="ro1">
          <table:table-cell office:value-type="string">
            <text:p>회원 기능</text:p>
          </table:table-cell>
          <table:table-cell office:value-type="string">
            <text:p>MemberController</text:p>
          </table:table-cell>
          <table:table-cell office:value-type="string">
            <text:p>processResetPassword</text:p>
          </table:table-cell>
          <table:table-cell office:value-type="string">
            <text:p>POST</text:p>
          </table:table-cell>
          <table:table-cell office:value-type="string">
            <text:p>/member/reset-password</text:p>
          </table:table-cell>
          <table:table-cell office:value-type="string">
            <text:p>비밀번호 재설정 및 이메일 발송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9">2025-05-29</text:date>, <text:time>16:46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9T16:46:15.74</dc:date>
    <meta:document-statistic meta:table-count="1" meta:cell-count="234" meta:object-count="0"/>
    <meta:generator>OpenOffice/4.1.15$Win32 OpenOffice.org_project/4115m2$Build-9813</meta:generator>
  </office:meta>
</office:document-meta>
</file>